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37.55pt"/>
    </style:style>
    <style:style style:name="co7" style:family="table-column">
      <style:table-column-properties fo:break-before="auto" style:column-width="413.21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semb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831683168316832" calcext:value-type="float">
            <text:p>0.8316831683168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ensemble_avg', 'ensemble_or', 'ensemble_uniq_avg', 'ensemble_uniq_or']</text:p>
          </table:table-cell>
          <table:table-cell office:value-type="string" calcext:value-type="string">
            <text:p>[0.9594272076372315, 0.9594272076372315, 0.9594272076372315, 0.9594272076372315]</text:p>
          </table:table-cell>
          <table:table-cell office:value-type="string" calcext:value-type="string">
            <text:p>[12, 12, 12, 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854961832061069" calcext:value-type="float">
            <text:p>0.8549618320610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546539379474941, 0.9546539379474941]</text:p>
          </table:table-cell>
          <table:table-cell office:value-type="string" calcext:value-type="string">
            <text:p>[18, 18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859259259259259" calcext:value-type="float">
            <text:p>0.8592592592592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546539379474941, 0.9546539379474941]</text:p>
          </table:table-cell>
          <table:table-cell office:value-type="string" calcext:value-type="string">
            <text:p>[19, 1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56218905472637" calcext:value-type="float">
            <text:p>0.7562189054726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830548926014321, 0.8830548926014321]</text:p>
          </table:table-cell>
          <table:table-cell office:value-type="string" calcext:value-type="string">
            <text:p>[43, 4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679245283018868" calcext:value-type="float">
            <text:p>0.6792452830188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377088305489259, 0.8377088305489259]</text:p>
          </table:table-cell>
          <table:table-cell office:value-type="string" calcext:value-type="string">
            <text:p>[68, 68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avg', 'ensemble_or', 'ensemble_uniq_avg', 'ensemble_uniq_or']</text:p>
          </table:table-cell>
          <table:table-cell office:value-type="string" calcext:value-type="string">
            <text:p>[0.9665871121718376, 0.9665871121718376, 0.9665871121718376, 0.9665871121718376]</text:p>
          </table:table-cell>
          <table:table-cell office:value-type="string" calcext:value-type="string">
            <text:p>[9, 9, 9, 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676767676767677" calcext:value-type="float">
            <text:p>0.6767676767676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472553699284008, 0.8472553699284008]</text:p>
          </table:table-cell>
          <table:table-cell office:value-type="string" calcext:value-type="string">
            <text:p>[58, 5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711217183770883, 0.8711217183770883]</text:p>
          </table:table-cell>
          <table:table-cell office:value-type="string" calcext:value-type="string">
            <text:p>[54, 5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646153846153846" calcext:value-type="float">
            <text:p>0.6461538461538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avg', 'ensemble_or', 'ensemble_uniq_avg', 'ensemble_uniq_or']</text:p>
          </table:table-cell>
          <table:table-cell office:value-type="string" calcext:value-type="string">
            <text:p>[0.8353221957040573, 0.8353221957040573, 0.8353221957040573, 0.8353221957040573]</text:p>
          </table:table-cell>
          <table:table-cell office:value-type="string" calcext:value-type="string">
            <text:p>[67, 67, 67, 6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81967213114754" calcext:value-type="float">
            <text:p>0.5819672131147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7565632458233891, 0.7565632458233891]</text:p>
          </table:table-cell>
          <table:table-cell office:value-type="string" calcext:value-type="string">
            <text:p>[85, 85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605072463768116" calcext:value-type="float">
            <text:p>0.6050724637681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avg', 'ensemble_or', 'ensemble_uniq_avg', 'ensemble_uniq_or']</text:p>
          </table:table-cell>
          <table:table-cell office:value-type="string" calcext:value-type="string">
            <text:p>[0.4797136038186158, 0.4797136038186158, 0.4797136038186158, 0.4797136038186158]</text:p>
          </table:table-cell>
          <table:table-cell office:value-type="string" calcext:value-type="string">
            <text:p>[2, 2, 2, 2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72289156626506" calcext:value-type="float">
            <text:p>0.722891566265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353221957040573, 0.8353221957040573]</text:p>
          </table:table-cell>
          <table:table-cell office:value-type="string" calcext:value-type="string">
            <text:p>[69, 69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04225352112676" calcext:value-type="float">
            <text:p>0.7042253521126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496420047732697, 0.8496420047732697]</text:p>
          </table:table-cell>
          <table:table-cell office:value-type="string" calcext:value-type="string">
            <text:p>[53, 53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62780269058296" calcext:value-type="float">
            <text:p>0.627802690582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019093078758951, 0.8019093078758951]</text:p>
          </table:table-cell>
          <table:table-cell office:value-type="string" calcext:value-type="string">
            <text:p>[80, 80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04081632653061" calcext:value-type="float">
            <text:p>0.7040816326530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615751789976134, 0.8615751789976134]</text:p>
          </table:table-cell>
          <table:table-cell office:value-type="string" calcext:value-type="string">
            <text:p>[55, 55]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formula="of:=AVERAGE([.C2:.C16])" office:value-type="float" office:value="0.720022059303121" calcext:value-type="float">
            <text:p>0.7200220593031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3T13:57:31.766447762</dc:date>
    <meta:editing-duration>PT34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